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4FC04627739F498419D.png" manifest:media-type="image/png"/>
  <manifest:file-entry manifest:full-path="Pictures/1000020100000176000001ACEC0E76737DC5E23F.png" manifest:media-type="image/png"/>
  <manifest:file-entry manifest:full-path="Pictures/10000201000007D0000007D07C6687389FD77778.png" manifest:media-type="image/png"/>
  <manifest:file-entry manifest:full-path="Pictures/1000020100000176000001AC610189AD8AC712A9.png" manifest:media-type="image/png"/>
  <manifest:file-entry manifest:full-path="Pictures/100000000000032000000215B3F53BE86A504DA0.jpg" manifest:media-type="image/jpeg"/>
  <manifest:file-entry manifest:full-path="Pictures/1000020100000176000001AC9922465479C7E391.png" manifest:media-type="image/png"/>
  <manifest:file-entry manifest:full-path="Pictures/10000201000007800000039435457DC2BAEC1CB2.png" manifest:media-type="image/png"/>
  <manifest:file-entry manifest:full-path="Pictures/1000020100000320000004FC5477014345A6602F.png" manifest:media-type="image/png"/>
  <manifest:file-entry manifest:full-path="Pictures/1000020100000320000004FCCC4DA243F9FF9288.png" manifest:media-type="image/png"/>
  <manifest:file-entry manifest:full-path="Pictures/10000201000003C900000547764C5D25376F1939.png" manifest:media-type="image/png"/>
  <manifest:file-entry manifest:full-path="Pictures/10000201000002460000023720B332352F9DEF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5.65cm" svg:height="9.013cm" svg:x="11.175cm" svg:y="1.016cm">
          <draw:image xlink:href="Pictures/1000020100000320000004FC04627739F498419D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8.656cm" svg:height="9.906cm" svg:x="2.54cm" svg:y="0.762cm">
          <draw:image xlink:href="Pictures/1000020100000176000001ACEC0E76737DC5E23F.png" xlink:type="simple" xlink:show="embed" xlink:actuate="onLoad" loext:mime-type="image/png">
            <text:p/>
          </draw:image>
        </draw:frame>
        <draw:frame draw:style-name="gr2" draw:text-style-name="P2" draw:layer="layout" svg:width="14.478cm" svg:height="9.645cm" svg:x="12.192cm" svg:y="0.769cm">
          <draw:image xlink:href="Pictures/100000000000032000000215B3F53BE86A504DA0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2" draw:layer="layout" svg:width="12.552cm" svg:height="8.362cm" svg:x="0.275cm" svg:y="0.528cm">
          <draw:image xlink:href="Pictures/100000000000032000000215B3F53BE86A504DA0.jpg" xlink:type="simple" xlink:show="embed" xlink:actuate="onLoad" loext:mime-type="image/jpeg">
            <text:p/>
          </draw:image>
        </draw:frame>
        <draw:frame draw:style-name="gr2" draw:text-style-name="P2" draw:layer="layout" svg:width="7.324cm" svg:height="8.382cm" svg:x="13.208cm" svg:y="0.508cm">
          <draw:image xlink:href="Pictures/1000020100000176000001AC610189AD8AC712A9.png" xlink:type="simple" xlink:show="embed" xlink:actuate="onLoad" loext:mime-type="image/png">
            <text:p/>
          </draw:image>
        </draw:frame>
        <draw:frame draw:style-name="gr2" draw:text-style-name="P2" draw:layer="layout" svg:width="7.102cm" svg:height="8.382cm" svg:x="20.532cm" svg:y="0.508cm">
          <draw:image xlink:href="Pictures/1000020100000176000001AC9922465479C7E391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2" draw:layer="layout" svg:width="11.812cm" svg:height="11.812cm" svg:x="8.094cm" svg:y="0.38cm">
          <draw:image xlink:href="Pictures/10000201000007D0000007D07C6687389FD77778.png" xlink:type="simple" xlink:show="embed" xlink:actuate="onLoad" loext:mime-type="image/png">
            <text:p/>
          </draw:image>
        </draw:frame>
        <draw:frame draw:style-name="gr2" draw:text-style-name="P2" draw:layer="layout" svg:width="6.688cm" svg:height="10.669cm" svg:x="20.828cm" svg:y="0.508cm">
          <draw:image xlink:href="Pictures/1000020100000320000004FC5477014345A6602F.png" xlink:type="simple" xlink:show="embed" xlink:actuate="onLoad" loext:mime-type="image/png">
            <text:p/>
          </draw:image>
        </draw:frame>
        <draw:frame draw:style-name="gr2" draw:text-style-name="P2" draw:layer="layout" svg:width="6.196cm" svg:height="10.669cm" svg:x="0.354cm" svg:y="0.507cm">
          <draw:image xlink:href="Pictures/1000020100000320000004FCCC4DA243F9FF9288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2" draw:layer="layout" svg:width="16.505cm" svg:height="7.874cm" svg:x="0.762cm" svg:y="2.032cm">
          <draw:image xlink:href="Pictures/10000201000007800000039435457DC2BAEC1CB2.png" xlink:type="simple" xlink:show="embed" xlink:actuate="onLoad" loext:mime-type="image/png">
            <text:p/>
          </draw:image>
        </draw:frame>
        <draw:frame draw:style-name="gr2" draw:text-style-name="P2" draw:layer="layout" svg:width="9.467cm" svg:height="13.201cm" svg:x="17.78cm" svg:y="0.508cm">
          <draw:image xlink:href="Pictures/10000201000003C900000547764C5D25376F193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2" draw:layer="layout" svg:width="11.236cm" svg:height="10.947cm" svg:x="8.382cm" svg:y="0.762cm">
          <draw:image xlink:href="Pictures/10000201000002460000023720B332352F9DEF71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3.2$Windows_X86_64 LibreOffice_project/747b5d0ebf89f41c860ec2a39efd7cb15b54f2d8</meta:generator>
    <dc:date>2021-06-11T16:59:57.863000000</dc:date>
    <meta:editing-duration>PT8M27S</meta:editing-duration>
    <meta:editing-cycles>3</meta:editing-cycles>
    <meta:document-statistic meta:object-count="59"/>
  </office:meta>
</office:document-meta>
</file>